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9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8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8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8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8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1022"/>
        </table:table-row>
        <table:table-row table:style-name="ro1" table:number-rows-repeated="10481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0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0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0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0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0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0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0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0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0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9"/>
          <table:table-cell table:style-name="ce1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0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0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0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0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0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0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0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 style:data-style-name="N2" text:time-value="17:02:49.0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0T17:04:09.342000000</dc:date>
    <meta:editing-duration>P3DT11H31M20S</meta:editing-duration>
    <meta:editing-cycles>1423</meta:editing-cycles>
    <meta:document-statistic meta:table-count="3" meta:cell-count="8307" meta:object-count="0"/>
  </office:meta>
</office:document-meta>
</file>